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" style:family="paragraph">
      <loext:graphic-properties draw:fill="none" draw:fill-color="#ffffff"/>
      <style:paragraph-properties style:writing-mode="lr-tb"/>
      <style:text-properties style:font-name="Courier New"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text-align="center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Courier New" fo:font-size="8pt" fo:font-weight="bold" style:font-size-asian="8pt" style:font-weight-asian="bold" style:font-size-complex="8pt" style:font-weight-complex="bold"/>
    </style:style>
    <style:style style:name="gr1" style:family="graphic">
      <style:graphic-properties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svg:stroke-color="#000000" draw:fill="none" draw:textarea-horizontal-align="center" draw:textarea-vertical-align="middle" style:run-through="foreground"/>
    </style:style>
    <style:style style:name="gr4" style:family="graphic">
      <style:graphic-properties draw:stroke="solid" svg:stroke-color="#000000" draw:fill="none" draw:fill-color="#ffffff" draw:textarea-horizontal-align="center" draw:textarea-vertical-align="middle" fo:min-height="0.3228in" style:run-through="foreground"/>
      <style:paragraph-properties style:writing-mode="lr-tb"/>
    </style:style>
    <style:style style:name="gr5" style:family="graphic">
      <style:graphic-properties draw:stroke="none" svg:stroke-color="#000000" draw:fill="none" draw:fill-color="#ffffff" draw:textarea-horizontal-align="center" draw:textarea-vertical-align="middle" fo:min-height="1.0937in" style:run-through="foreground"/>
      <style:paragraph-properties style:writing-mode="lr-tb"/>
    </style:style>
    <style:style style:name="gr6" style:family="graphic">
      <style:graphic-properties svg:stroke-color="#000000" draw:marker-end="Arrow" draw:textarea-horizontal-align="center" draw:textarea-vertical-align="middl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as-char" draw:z-index="0" draw:style-name="gr1"><draw:g draw:style-name="gr2"><draw:g draw:style-name="gr2"><draw:g draw:style-name="gr2"><draw:g draw:style-name="gr2"><draw:g draw:style-name="gr2"><draw:g draw:style-name="gr2"><draw:g draw:style-name="gr2"><draw:rect draw:style-name="gr3" draw:text-style-name="P1" svg:width="5.7713in" svg:height="2.4587in" svg:x="0in" svg:y="0in"><text:p/></draw:rect><draw:frame draw:style-name="gr4" draw:text-style-name="P2" svg:width="0.9067in" svg:height="0.3232in" svg:x="0.1354in" svg:y="0.3547in"><draw:text-box><text:p><text:span text:style-name="T1">make ada</text:span></text:p></draw:text-box></draw:frame></draw:g><draw:frame draw:style-name="gr5" draw:text-style-name="P3" svg:width="1.3752in" svg:height="1.0941in" svg:x="1.3335in" svg:y="0.1047in"><draw:text-box><text:p><text:span text:style-name="T2">The process will take the ada module files and</text:span></text:p><text:p><text:span text:style-name="T2"/></text:p><text:p><text:span text:style-name="T2">produce the </text:span><text:span text:style-name="T3">ada.tmp</text:span><text:span text:style-name="T2"> and </text:span><text:span text:style-name="T3">ada.mod.fc</text:span><text:span text:style-name="T2"> in the </text:span><text:span text:style-name="T3">tmp</text:span><text:span text:style-name="T2"> directory.</text:span></text:p></draw:text-box></draw:frame></draw:g><draw:frame draw:style-name="gr4" draw:text-style-name="P4" svg:width="2.5315in" svg:height="0.3232in" svg:x="3.1252in" svg:y="0.3752in"><draw:text-box><text:p><text:span text:style-name="T4">checkmodule -M -m -o ada.tmp.mod</text:span></text:p></draw:text-box></draw:frame></draw:g><draw:frame draw:style-name="gr4" draw:text-style-name="P4" svg:width="4.4689in" svg:height="0.3232in" svg:x="1.1874in" svg:y="1.3126in"><draw:text-box><text:p><text:span text:style-name="T4">semodule_package -</text:span><text:span text:style-name="T4">o ada.pp -m </text:span><text:span text:style-name="T4">ada.tmp.mod -f </text:span><text:span text:style-name="T4">ada.mod.fc</text:span></text:p></draw:text-box></draw:frame></draw:g><draw:frame draw:style-name="gr4" draw:text-style-name="P4" svg:width="2.3232in" svg:height="0.3232in" svg:x="2.198in" svg:y="2.0102in"><draw:text-box><text:p><text:span text:style-name="T4">semodule </text:span><text:span text:style-name="T4">-i ada.pp</text:span></text:p></draw:text-box></draw:frame></draw:g><draw:line draw:style-name="gr6" draw:text-style-name="P5" svg:x1="1.0874in" svg:y1="0.5425in" svg:x2="3.1248in" svg:y2="0.5425in"><text:p/></draw:line></draw:g><draw:line draw:style-name="gr6" draw:text-style-name="P5" svg:x1="4.3374in" svg:y1="0.698in" svg:x2="4.3374in" svg:y2="1.3126in"><text:p/></draw:line></draw:g><draw:line draw:style-name="gr6" draw:text-style-name="P5" svg:x1="3.3161in" svg:y1="1.6354in" svg:x2="3.3161in" svg:y2="2.0106in"><text:p/></draw:lin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in" fo:page-height="2.75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5:39:50.217502785</meta:creation-date>
    <dc:date>2020-07-30T15:41:16.495050567</dc:date>
    <meta:editing-duration>PT1M27S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  <meta:generator>LibreOffice/6.4.5.2$Linux_X86_64 LibreOffice_project/40$Build-2</meta:generator>
  </office:meta>
</office:document-meta>
</file>